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41.54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auto" style:column-width="23.55mm"/>
    </style:style>
    <style:style style:name="co6" style:family="table-column">
      <style:table-column-properties fo:break-before="auto" style:column-width="29.37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6.23mm"/>
    </style:style>
    <style:style style:name="co9" style:family="table-column">
      <style:table-column-properties fo:break-before="auto" style:column-width="30.94mm"/>
    </style:style>
    <style:style style:name="co10" style:family="table-column">
      <style:table-column-properties fo:break-before="auto" style:column-width="34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13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10.6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middle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start" fo:margin-left="0mm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start" fo:margin-left="0mm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start" fo:margin-left="0mm"/>
    </style:style>
    <style:style style:name="ce7" style:family="table-cell" style:parent-style-name="Link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start" fo:margin-left="0mm"/>
      <style:text-properties fo:color="#0563c1" style:text-underline-style="solid" style:text-underline-width="auto" style:text-underline-color="font-color"/>
    </style:style>
    <style:style style:name="ce8" style:family="table-cell" style:parent-style-name="Link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start" fo:margin-left="0mm"/>
      <style:text-properties fo:color="#0563c1" style:text-underline-style="solid" style:text-underline-width="auto" style:text-underline-color="font-color"/>
    </style:style>
    <style:style style:name="ce9" style:family="table-cell" style:parent-style-name="Link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start" fo:margin-left="0mm"/>
      <style:text-properties fo:color="#0563c1" style:text-underline-style="solid" style:text-underline-width="auto" style:text-underline-color="font-colo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2.01pt solid #000000" fo:background-color="#9999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mm"/>
    </style:style>
    <style:style style:name="gr1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Segoe UI'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family-asian="'Segoe UI'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'Segoe UI'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family-asian="'Segoe UI'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MT" fo:font-size="9pt" style:text-position="0%" style:font-name-asian="ArialMT" style:font-name-complex="ArialM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2" table:default-cell-style-name="ce10"/>
        <table:table-column table:style-name="co5" table:default-cell-style-name="ce10"/>
        <table:table-column table:style-name="co6" table:number-columns-repeated="4" table:default-cell-style-name="ce10"/>
        <table:table-column table:style-name="co7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Board</text:p>
          </table:table-cell>
          <table:table-cell table:style-name="ce11" office:value-type="string" calcext:value-type="string">
            <office:annotation draw:style-name="gr1" draw:text-style-name="P2" svg:width="33.87mm" svg:height="22.75mm" svg:x="99.48mm" svg:y="1.59mm" draw:caption-point-x="-9.89mm" draw:caption-point-y="3mm">
              <dc:creator>Icking-Konert Georg (ED-TS/EAC4)</dc:creator>
              <dc:date>2016-01-24T00:00:00</dc:date>
              <text:p text:style-name="P1"><text:span text:style-name="T1">Icking-Konert Georg (ED-TS/EAC4):</text:span></text:p>
              <text:p text:style-name="P1"><text:span text:style-name="T2">see bootloader manual UM0560 <text:s text:c="2"/></text:span></text:p>
            </office:annotation>
            <text:p>BSL version</text:p>
          </table:table-cell>
          <table:table-cell table:style-name="ce11" office:value-type="string" calcext:value-type="string">
            <office:annotation draw:style-name="gr1" draw:text-style-name="P2" svg:width="33.87mm" svg:height="22.75mm" svg:x="133.35mm" svg:y="1.59mm" draw:caption-point-x="-16.51mm" draw:caption-point-y="3mm">
              <dc:creator>Icking-Konert Georg (ED-TS/EAC4)</dc:creator>
              <dc:date>2016-01-24T00:00:00</dc:date>
              <text:p text:style-name="P1"><text:span text:style-name="T1">Icking-Konert Georg (ED-TS/EAC4):</text:span></text:p>
              <text:p text:style-name="P1"><text:span text:style-name="T2">see bootloader manual UM0560 <text:s text:c="2"/></text:span></text:p>
            </office:annotation>
            <text:p>Interface</text:p>
          </table:table-cell>
          <table:table-cell table:style-name="ce11" office:value-type="string" calcext:value-type="string">
            <text:p>Mode</text:p>
          </table:table-cell>
          <table:table-cell table:style-name="ce11" office:value-type="string" calcext:value-type="string">
            <text:p>Windows8.1</text:p>
          </table:table-cell>
          <table:table-cell table:style-name="ce11" office:value-type="string" calcext:value-type="string">
            <text:p>MacOSX 10.10</text:p>
          </table:table-cell>
          <table:table-cell table:style-name="ce11" office:value-type="string" calcext:value-type="string">
            <text:p>Ubuntu 15.04</text:p>
          </table:table-cell>
          <table:table-cell table:style-name="ce11" office:value-type="string" calcext:value-type="string">
            <text:p>RasPi 2 Raspbian Jessie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 table:number-columns-spanned="1" table:number-rows-spanned="4">
            <office:annotation draw:style-name="gr1" draw:text-style-name="P2" svg:width="51.33mm" svg:height="16.93mm" svg:x="38.36mm" svg:y="10.58mm" draw:caption-point-x="-6.71mm" draw:caption-point-y="8.04mm">
              <dc:creator>Icking-Konert Georg (ED-TS/EAC4)</dc:creator>
              <dc:date>2016-01-24T00:00:00</dc:date>
              <text:p text:style-name="P1"><text:span text:style-name="T1">Icking-Konert Georg (ED-TS/EAC4):</text:span></text:p>
              <text:p text:style-name="P1"><text:span text:style-name="T2">"STM8AF/S-high density"</text:span></text:p>
            </office:annotation>
            <text:p>STM8S208MB / STM8AF52AA</text:p>
          </table:table-cell>
          <table:table-cell table:style-name="ce7" office:value-type="string" calcext:value-type="string" table:number-columns-spanned="1" table:number-rows-spanned="4">
            <text:p><text:a xlink:href="file://BUE1FS03/ICK2BUE$/Eigene%20Dateien/muBoard/muBoard_v23" xlink:type="simple">muBoard</text:a> (custom)</text:p>
          </table:table-cell>
          <table:table-cell table:style-name="ce12" office:value-type="string" calcext:value-type="string" table:number-columns-spanned="1" table:number-rows-spanned="4">
            <text:p>v2.2</text:p>
          </table:table-cell>
          <table:table-cell table:style-name="ce14" office:value-type="string" calcext:value-type="string">
            <text:p>USART</text:p>
          </table:table-cell>
          <table:table-cell table:style-name="ce14" office:value-type="string" calcext:value-type="string">
            <office:annotation draw:style-name="gr1" draw:text-style-name="P2" svg:width="40.48mm" svg:height="17.2mm" svg:x="144.2mm" svg:y="15.35mm" draw:caption-point-x="-3.81mm" draw:caption-point-y="3.27mm">
              <dc:creator>Icking-Konert Georg (ED-TS/EAC4)</dc:creator>
              <dc:date>2016-01-24T00:00:00</dc:date>
              <text:p text:style-name="P1"><text:span text:style-name="T1">Icking-Konert Georg (ED-TS/EAC4):</text:span></text:p>
              <text:p text:style-name="P1"><text:span text:style-name="T2">USB &lt;-&gt; FT232 &lt;-&gt; UART</text:span></text:p>
            </office:annotation>
            <text:p>2-wire duplex</text:p>
          </table:table-cell>
          <table:table-cell table:number-columns-repeated="4" table:style-name="ce14" office:value-type="string" calcext:value-type="string">
            <text:p>4.8kBaud to 230.4kBaud</text:p>
          </table:table-cell>
          <table:table-cell table:number-columns-repeated="1014"/>
        </table:table-row>
        <table:table-row table:style-name="ro3">
          <table:table-cell/>
          <table:covered-table-cell/>
          <table:covered-table-cell table:style-name="Default"/>
          <table:covered-table-cell/>
          <table:table-cell table:style-name="ce15" office:value-type="string" calcext:value-type="string">
            <text:p>LINUART</text:p>
          </table:table-cell>
          <table:table-cell table:style-name="ce15" office:value-type="string" calcext:value-type="string">
            <office:annotation draw:style-name="gr1" draw:text-style-name="P2" svg:width="56.09mm" svg:height="22.75mm" svg:x="144.2mm" svg:y="28.61mm" draw:caption-point-x="-3.81mm" draw:caption-point-y="3.01mm">
              <dc:creator>Icking-Konert Georg (ED-TS/EAC4)</dc:creator>
              <dc:date>2016-01-24T00:00:00</dc:date>
              <text:p text:style-name="P1"><text:span text:style-name="T1">Icking-Konert Georg (ED-TS/EAC4):</text:span></text:p>
              <text:p text:style-name="P1"><text:span text:style-name="T2">USB &lt;-&gt; FT232 &lt;-&gt; LINUART</text:span></text:p>
            </office:annotation>
            <text:p>2-wire reply</text:p>
          </table:table-cell>
          <table:table-cell table:number-columns-repeated="4" table:style-name="ce15" office:value-type="string" calcext:value-type="string">
            <text:p>4.8kBaud to 230.4kBaud</text:p>
          </table:table-cell>
          <table:table-cell table:number-columns-repeated="1014"/>
        </table:table-row>
        <table:table-row table:style-name="ro3">
          <table:table-cell/>
          <table:covered-table-cell/>
          <table:covered-table-cell table:style-name="Default"/>
          <table:covered-table-cell/>
          <table:table-cell table:style-name="ce15" office:value-type="string" calcext:value-type="string">
            <text:p>LINUART</text:p>
          </table:table-cell>
          <table:table-cell table:style-name="ce15" office:value-type="string" calcext:value-type="string">
            <office:annotation draw:style-name="gr1" draw:text-style-name="P2" svg:width="100.54mm" svg:height="22.75mm" svg:x="144.2mm" svg:y="41.62mm" draw:caption-point-x="-3.81mm" draw:caption-point-y="3mm">
              <dc:creator>Icking-Konert Georg (ED-TS/EAC4)</dc:creator>
              <dc:date>2016-01-24T00:00:00</dc:date>
              <text:p text:style-name="P1"><text:span text:style-name="T1">Icking-Konert Georg (ED-TS/EAC4):</text:span></text:p>
              <text:p text:style-name="P1"><text:span text:style-name="T2">USB &lt;-&gt; RS232 &lt;-&gt; Ser2K &lt;-&gt; L9637D &lt;-&gt; LINUART</text:span></text:p>
            </office:annotation>
            <text:p>1-wire reply</text:p>
          </table:table-cell>
          <table:table-cell table:number-columns-repeated="4" table:style-name="ce15" office:value-type="string" calcext:value-type="string">
            <text:p>4.8kBaud to 115.2kBaud</text:p>
          </table:table-cell>
          <table:table-cell table:number-columns-repeated="1014"/>
        </table:table-row>
        <table:table-row table:style-name="ro3">
          <table:table-cell/>
          <table:covered-table-cell/>
          <table:covered-table-cell table:style-name="Default"/>
          <table:covered-table-cell/>
          <table:table-cell table:style-name="ce16" office:value-type="string" calcext:value-type="string">
            <text:p>CAN</text:p>
          </table:table-cell>
          <table:table-cell table:style-name="ce16" office:value-type="string" calcext:value-type="string">
            <text:p>-</text:p>
          </table:table-cell>
          <table:table-cell table:number-columns-repeated="4" table:style-name="ce16" office:value-type="string" calcext:value-type="string">
            <text:p>not yet implemented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office:annotation draw:style-name="gr1" draw:text-style-name="P2" svg:width="43.39mm" svg:height="16.4mm" svg:x="38.36mm" svg:y="35.8mm" draw:caption-point-x="-6.71mm" draw:caption-point-y="34.82mm">
              <dc:creator>Icking-Konert Georg (ED-TS/EAC4)</dc:creator>
              <dc:date>2016-01-24T00:00:00</dc:date>
              <text:p text:style-name="P1"><text:span text:style-name="T1">Icking-Konert Georg (ED-TS/EAC4):</text:span></text:p>
              <text:p text:style-name="P1"><text:span text:style-name="T2">"STM8AF/S-medium density"</text:span></text:p>
            </office:annotation>
            <text:p>STM8S105C6</text:p>
          </table:table-cell>
          <table:table-cell table:style-name="ce8" office:value-type="string" calcext:value-type="string" table:number-columns-spanned="1" table:number-rows-spanned="3">
            <text:p><text:a xlink:href="http://www.st.com/web/en/catalog/tools/FM116/SC959/SS1532/PF247087?sc=stm8s-discovery" xlink:type="simple">STM8S Discovery Board</text:a></text:p>
          </table:table-cell>
          <table:table-cell table:style-name="ce13" office:value-type="string" calcext:value-type="string" table:number-columns-spanned="1" table:number-rows-spanned="3">
            <text:p>v1.3</text:p>
          </table:table-cell>
          <table:table-cell table:style-name="ce17" office:value-type="string" calcext:value-type="string">
            <text:p>UART2</text:p>
          </table:table-cell>
          <table:table-cell table:style-name="ce17" office:value-type="string" calcext:value-type="string">
            <office:annotation draw:style-name="gr1" draw:text-style-name="P2" svg:width="56.09mm" svg:height="22.75mm" svg:x="144.2mm" svg:y="67.81mm" draw:caption-point-x="-3.81mm" draw:caption-point-y="2.81mm">
              <dc:creator>Icking-Konert Georg (ED-TS/EAC4)</dc:creator>
              <dc:date>2016-01-24T00:00:00</dc:date>
              <text:p text:style-name="P1"><text:span text:style-name="T1">Icking-Konert Georg (ED-TS/EAC4):</text:span></text:p>
              <text:p text:style-name="P1"><text:span text:style-name="T2">USB &lt;-&gt; FT232 &lt;-&gt; UART2</text:span></text:p>
            </office:annotation>
            <text:p>2-wire reply</text:p>
          </table:table-cell>
          <table:table-cell table:number-columns-repeated="4" table:style-name="ce19" office:value-type="string" calcext:value-type="string">
            <text:p>4.8kBaud to 230.4kBaud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3"/>
          <table:table-cell table:style-name="ce17" office:value-type="string" calcext:value-type="string">
            <text:p>UART2</text:p>
          </table:table-cell>
          <table:table-cell table:style-name="ce17" office:value-type="string" calcext:value-type="string">
            <office:annotation draw:style-name="gr1" draw:text-style-name="P2" svg:width="100.54mm" svg:height="22.75mm" svg:x="144.2mm" svg:y="72.75mm" draw:caption-point-x="-3.81mm" draw:caption-point-y="10.87mm">
              <dc:creator>Icking-Konert Georg (ED-TS/EAC4)</dc:creator>
              <dc:date>2016-01-24T00:00:00</dc:date>
              <text:p text:style-name="P1"><text:span text:style-name="T1">Icking-Konert Georg (ED-TS/EAC4):</text:span></text:p>
              <text:p text:style-name="P1"><text:span text:style-name="T2">USB &lt;-&gt; RS232 &lt;-&gt; Ser2K &lt;-&gt; L9637D &lt;-&gt; UART2</text:span></text:p>
            </office:annotation>
            <text:p>1-wire reply</text:p>
          </table:table-cell>
          <table:table-cell table:number-columns-repeated="4" table:style-name="ce17" office:value-type="string" calcext:value-type="string">
            <text:p>4.8kBaud to 115.2kBaud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3"/>
          <table:table-cell table:style-name="ce18" office:value-type="string" calcext:value-type="string">
            <text:p>SPI</text:p>
          </table:table-cell>
          <table:table-cell table:style-name="ce18" office:value-type="string" calcext:value-type="string">
            <text:p>-</text:p>
          </table:table-cell>
          <table:table-cell table:number-columns-repeated="4" table:style-name="ce18" office:value-type="string" calcext:value-type="string">
            <text:p>not yet implemented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office:annotation draw:style-name="gr1" draw:text-style-name="P2" svg:width="50.27mm" svg:height="19.58mm" svg:x="35.45mm" svg:y="58.71mm" draw:caption-point-x="-3.8mm" draw:caption-point-y="50.9mm">
              <dc:creator>Icking-Konert Georg (ED-TS/EAC4)</dc:creator>
              <dc:date>2016-01-24T00:00:00</dc:date>
              <text:p text:style-name="P1"><text:span text:style-name="T1">Icking-Konert Georg (ED-TS/EAC4):</text:span></text:p>
              <text:p text:style-name="P1"><text:span text:style-name="T2">"STM8L/AL-medium density"</text:span></text:p>
            </office:annotation>
            <text:p>STM8L152C6</text:p>
          </table:table-cell>
          <table:table-cell table:style-name="ce9" office:value-type="string" calcext:value-type="string">
            <text:p><text:a xlink:href="http://www.st.com/web/en/catalog/tools/FM116/SC959/SS1532/PF250636?sc=stm8l-discovery" xlink:type="simple">STM8L Discovery Board</text:a></text:p>
          </table:table-cell>
          <table:table-cell table:style-name="ce14" office:value-type="string" calcext:value-type="string">
            <text:p>v1.2</text:p>
          </table:table-cell>
          <table:table-cell table:style-name="ce14" office:value-type="string" calcext:value-type="string">
            <text:p>USART</text:p>
          </table:table-cell>
          <table:table-cell table:style-name="ce14" office:value-type="string" calcext:value-type="string">
            <office:annotation draw:style-name="gr1" draw:text-style-name="P2" svg:width="33.87mm" svg:height="22.75mm" svg:x="144.2mm" svg:y="108.45mm" draw:caption-point-x="-3.81mm" draw:caption-point-y="1.16mm">
              <dc:creator>Icking-Konert Georg (ED-TS/EAC4)</dc:creator>
              <dc:date>2016-01-24T00:00:00</dc:date>
              <text:p text:style-name="P1"><text:span text:style-name="T1">Icking-Konert Georg (ED-TS/EAC4):</text:span></text:p>
              <text:p text:style-name="P1"><text:span text:style-name="T2">require USB -&gt; 3.3V TTL tevels!</text:span></text:p>
            </office:annotation>
            <text:p>2-wire duplex</text:p>
          </table:table-cell>
          <table:table-cell table:number-columns-repeated="4" table:style-name="ce20" office:value-type="string" calcext:value-type="string">
            <text:p>open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number-columns-repeated="1020" table:default-cell-style-name="ce21"/>
        <table:table-row table:style-name="ro4">
          <table:table-cell table:number-columns-repeated="1024"/>
        </table:table-row>
        <table:table-row table:style-name="ro5">
          <table:table-cell/>
          <table:table-cell table:style-name="ce22" office:value-type="string" calcext:value-type="string">
            <text:p>RasPi 1+2</text:p>
          </table:table-cell>
          <table:table-cell table:style-name="ce22" office:value-type="string" calcext:value-type="string">
            <text:p>STM8S Discovery</text:p>
          </table:table-cell>
          <table:table-cell table:style-name="ce22" office:value-type="string" calcext:value-type="string">
            <text:p>STM8L Discovery</text:p>
          </table:table-cell>
          <table:table-cell table:number-columns-repeated="1020"/>
        </table:table-row>
        <table:table-row table:style-name="ro5">
          <table:table-cell/>
          <table:table-cell table:style-name="ce23" office:value-type="string" calcext:value-type="string">
            <text:p>pin 6 / GND</text:p>
          </table:table-cell>
          <table:table-cell table:style-name="ce23" office:value-type="string" calcext:value-type="string">
            <text:p>CN1 pin 5 / GND</text:p>
          </table:table-cell>
          <table:table-cell table:style-name="ce23" office:value-type="string" calcext:value-type="string">
            <text:p>GND</text:p>
          </table:table-cell>
          <table:table-cell table:number-columns-repeated="1020"/>
        </table:table-row>
        <table:table-row table:style-name="ro5">
          <table:table-cell/>
          <table:table-cell table:style-name="ce24" office:value-type="string" calcext:value-type="string">
            <text:p>pin 1 / 3.3V</text:p>
          </table:table-cell>
          <table:table-cell table:style-name="ce24" office:value-type="string" calcext:value-type="string">
            <text:p>CN1 pin 7 / Vdd</text:p>
          </table:table-cell>
          <table:table-cell table:style-name="ce24" office:value-type="string" calcext:value-type="string">
            <text:p>-</text:p>
          </table:table-cell>
          <table:table-cell table:number-columns-repeated="1020"/>
        </table:table-row>
        <table:table-row table:style-name="ro5">
          <table:table-cell/>
          <table:table-cell table:style-name="ce23" office:value-type="string" calcext:value-type="string">
            <text:p>pin 8 / GPIO14 / TxD</text:p>
          </table:table-cell>
          <table:table-cell table:style-name="ce23" office:value-type="string" calcext:value-type="string">
            <text:p>CN4 pin 11 / RxD</text:p>
          </table:table-cell>
          <table:table-cell table:style-name="ce23" office:value-type="string" calcext:value-type="string">
            <text:p>PC2 / <text:span text:style-name="T3">USART1_RX</text:span></text:p>
          </table:table-cell>
          <table:table-cell table:number-columns-repeated="1020"/>
        </table:table-row>
        <table:table-row table:style-name="ro5">
          <table:table-cell/>
          <table:table-cell table:style-name="ce24" office:value-type="string" calcext:value-type="string">
            <text:p>pin 10 / GPIO15 / RxD</text:p>
          </table:table-cell>
          <table:table-cell table:style-name="ce24" office:value-type="string" calcext:value-type="string">
            <text:p>CN4 pin 10 / TxD</text:p>
          </table:table-cell>
          <table:table-cell table:style-name="ce24" office:value-type="string" calcext:value-type="string">
            <text:p>PC3 / <text:span text:style-name="T3">USART1_TX</text:span></text:p>
          </table:table-cell>
          <table:table-cell table:number-columns-repeated="1020"/>
        </table:table-row>
        <table:table-row table:style-name="ro5">
          <table:table-cell/>
          <table:table-cell table:style-name="ce23" office:value-type="string" calcext:value-type="string">
            <text:p>pin 12 / GPIO18</text:p>
          </table:table-cell>
          <table:table-cell table:style-name="ce23" office:value-type="string" calcext:value-type="string">
            <text:p>CN1 pin 1 / RST</text:p>
          </table:table-cell>
          <table:table-cell table:style-name="ce23" office:value-type="string" calcext:value-type="string">
            <text:p>-</text:p>
          </table:table-cell>
          <table:table-cell table:number-columns-repeated="1020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.00.0000</text:date>, <text:time style:data-style-name="N2" text:time-value="19:43:56.488611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MacOSX_X86_64 LibreOffice_project/2b9802c1994aa0b7dc6079e128979269cf95bc78</meta:generator>
    <meta:initial-creator>Icking-Konert Georg (ED-TS/EAC4)</meta:initial-creator>
    <meta:creation-date>2016-01-13T09:52:57Z</meta:creation-date>
    <dc:date>2016-01-25T23:18:59.456750000</dc:date>
    <meta:editing-duration>PT3H49M1S</meta:editing-duration>
    <meta:editing-cycles>28</meta:editing-cycles>
    <meta:document-statistic meta:table-count="2" meta:cell-count="84" meta:object-count="0"/>
  </office:meta>
</office:document-meta>
</file>